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en" fo:country="US" officeooo:rsid="00036a8b" officeooo:paragraph-rsid="00036a8b"/>
    </style:style>
    <style:style style:name="P2" style:family="paragraph" style:parent-style-name="Standard">
      <style:text-properties fo:language="en" fo:country="US" officeooo:rsid="00075eb3" officeooo:paragraph-rsid="00075eb3"/>
    </style:style>
    <style:style style:name="P3" style:family="paragraph" style:parent-style-name="Standard">
      <style:text-properties fo:language="en" fo:country="US" officeooo:rsid="00099cf8" officeooo:paragraph-rsid="00099cf8"/>
    </style:style>
    <style:style style:name="P4" style:family="paragraph">
      <style:paragraph-properties fo:text-align="center"/>
    </style:style>
    <style:style style:name="P5" style:family="paragraph">
      <style:paragraph-properties fo:text-align="center" style:writing-mode="lr-tb"/>
    </style:style>
    <style:style style:name="P6" style:family="paragraph">
      <loext:graphic-properties draw:fill-color="#fff5ce"/>
      <style:paragraph-properties fo:text-align="center" style:writing-mode="lr-tb"/>
    </style:style>
    <style:style style:name="P7" style:family="paragraph">
      <loext:graphic-properties draw:fill="none"/>
      <style:paragraph-properties fo:text-align="center"/>
    </style:style>
    <style:style style:name="P8" style:family="paragraph">
      <style:paragraph-properties style:writing-mode="lr-tb"/>
    </style:style>
    <style:style style:name="T1" style:family="text">
      <style:text-properties officeooo:rsid="00040db9"/>
    </style:style>
    <style:style style:name="T2" style:family="text">
      <style:text-properties officeooo:rsid="00078508"/>
    </style:style>
    <style:style style:name="T3" style:family="text">
      <style:text-properties fo:language="en" fo:country="US"/>
    </style:style>
    <style:style style:name="gr1"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fill-color="#fff5ce" draw:textarea-horizontal-align="justify" draw:textarea-vertical-align="middle" draw:auto-grow-height="false" fo:min-height="0.938cm" fo:min-width="3.0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textarea-vertical-align="middle" draw:auto-grow-height="false" fo:min-height="0.741cm" fo:min-width="0.71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width="0.081cm" draw:marker-start-width="0.474cm" draw:marker-end-width="0.474cm" draw:fill="none" draw:textarea-horizontal-align="justify" draw:textarea-vertical-align="middle" draw:auto-grow-height="false" fo:min-height="0.198cm" fo:min-width="0.192cm" fo:padding-top="0.041cm" fo:padding-bottom="0.041cm" fo:padding-left="0.041cm" fo:padding-right="0.0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textarea-horizontal-align="justify" draw:textarea-vertical-align="middle" draw:auto-grow-height="false" fo:min-height="0.198cm" fo:min-width="0.19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textarea-horizontal-align="justify" draw:textarea-vertical-align="middle" draw:auto-grow-height="false" fo:min-height="0.538cm" fo:min-width="2.0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Lissaious curve display project in Labview</text:p>
      <text:p text:style-name="P1"/>
      <text:p text:style-name="P1">My attempt at drawing <text:span text:style-name="T1">graph of possible states and transitions between them inside Message Handling Loop in main.vi.</text:span></text:p>
      <text:p text:style-name="P1"/>
      <text:p text:style-name="P2">User interactions and most of states add messages into the queue that <text:span text:style-name="T2">calls the next state</text:span></text:p>
      <text:p text:style-name="P3"><draw:line text:anchor-type="paragraph" draw:z-index="17" draw:name="Linia 3" draw:style-name="gr3" draw:text-style-name="P4" svg:x1="14.004cm" svg:y1="7.807cm" svg:x2="14.046cm" svg:y2="9.204cm"><text:p/></draw:line><draw:custom-shape text:anchor-type="paragraph" draw:z-index="18" draw:name="Kształt 10" draw:style-name="gr5" draw:text-style-name="P7" svg:width="0.271cm" svg:height="0.276cm" svg:x="13.975cm" svg:y="11.48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0" draw:name="Kształt 3" draw:style-name="gr2" draw:text-style-name="P6" svg:width="3.112cm" svg:height="1.038cm" svg:x="1.542cm" svg:y="5.457cm"><text:p text:style-name="P5"><text:span text:style-name="T3">prepare</text:span> T array</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 draw:name="Linia pionowa 1" draw:style-name="gr3" draw:text-style-name="P4" svg:x1="3.087cm" svg:y1="4.494cm" svg:x2="3.108cm" svg:y2="5.457cm"><text:p/></draw:line><draw:custom-shape text:anchor-type="paragraph" draw:z-index="2" draw:name="Kształt 6" draw:style-name="gr2" draw:text-style-name="P6" svg:width="3.112cm" svg:height="1.038cm" svg:x="1.542cm" svg:y="7.458cm"><text:p text:style-name="P5"><text:span text:style-name="T3">prepare</text:span> data</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name="Kształt 1" draw:style-name="gr2" draw:text-style-name="P6" svg:width="3.112cm" svg:height="1.038cm" svg:x="1.542cm" svg:y="3.457cm"><text:p text:style-name="P5">initializ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 draw:name="Kształt 2" draw:style-name="gr2" draw:text-style-name="P6" svg:width="3.112cm" svg:height="1.038cm" svg:x="6.542cm" svg:y="5.457cm"><text:p text:style-name="P5">parameter chang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5" draw:name="Linia pionowa 2" draw:style-name="gr3" draw:text-style-name="P4" svg:x1="3.087cm" svg:y1="6.495cm" svg:x2="3.108cm" svg:y2="7.458cm"><text:p/></draw:line><draw:line text:anchor-type="paragraph" draw:z-index="6" draw:name="Linia pozioma 1" draw:style-name="gr3" draw:text-style-name="P4" svg:x1="6.542cm" svg:y1="5.965cm" svg:x2="4.653cm" svg:y2="5.965cm"><text:p/></draw:line><draw:custom-shape text:anchor-type="paragraph" draw:z-index="7" draw:name="Kształt 4" draw:style-name="gr2" draw:text-style-name="P6" svg:width="3.112cm" svg:height="1.038cm" svg:x="6.542cm" svg:y="7.458cm"><text:p text:style-name="P5">phase chang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8" draw:name="Linia pozioma 2" draw:style-name="gr3" draw:text-style-name="P4" svg:x1="6.542cm" svg:y1="7.966cm" svg:x2="4.653cm" svg:y2="7.966cm"><text:p/></draw:line><draw:custom-shape text:anchor-type="paragraph" draw:z-index="9" draw:name="Kształt 5" draw:style-name="gr2" draw:text-style-name="P6" svg:width="3.112cm" svg:height="1.038cm" svg:x="1.542cm" svg:y="9.458cm"><text:p text:style-name="P5">animation logic</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0" draw:name="Linia pionowa 3" draw:style-name="gr3" draw:text-style-name="P4" svg:x1="3.087cm" svg:y1="8.495cm" svg:x2="3.108cm" svg:y2="9.458cm"><text:p/></draw:line><draw:custom-shape text:anchor-type="paragraph" draw:z-index="11" draw:name="Kształt 7" draw:style-name="gr7" draw:text-style-name="P8" svg:width="5.123cm" svg:height="1.334cm" svg:x="11.421cm" svg:y="6.156cm"><text:p text:style-name="P8">user interaction</text:p><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draw:custom-shape><draw:line text:anchor-type="paragraph" draw:z-index="12" draw:name="Linia 1" draw:style-name="gr3" draw:text-style-name="P4" svg:x1="12.014cm" svg:y1="6.516cm" svg:x2="9.834cm" svg:y2="6.008cm"><text:p/></draw:line><draw:line text:anchor-type="paragraph" draw:z-index="13" draw:name="Linia 2" draw:style-name="gr3" draw:text-style-name="P4" svg:x1="11.93cm" svg:y1="7.489cm" svg:x2="9.94cm" svg:y2="7.934cm"><text:p/></draw:line><draw:custom-shape text:anchor-type="paragraph" draw:z-index="14" draw:name="Kształt 8" draw:style-name="gr6" draw:text-style-name="P4" svg:width="0.271cm" svg:height="0.276cm" svg:x="2.96cm" svg:y="2.17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15" draw:name="Linia pionowa 4" draw:style-name="gr3" draw:text-style-name="P4" svg:x1="3.087cm" svg:y1="2.494cm" svg:x2="3.108cm" svg:y2="3.457cm"><text:p/></draw:line><draw:custom-shape text:anchor-type="paragraph" draw:z-index="16" draw:name="Kształt 9" draw:style-name="gr2" draw:text-style-name="P6" svg:width="3.112cm" svg:height="1.038cm" svg:x="12.543cm" svg:y="9.458cm"><text:p text:style-name="P5">exi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9" draw:name="Linia pionowa 5" draw:style-name="gr3" draw:text-style-name="P4" svg:x1="14.088cm" svg:y1="10.495cm" svg:x2="14.109cm" svg:y2="11.458cm"><text:p/></draw:line><draw:custom-shape text:anchor-type="paragraph" draw:z-index="20" draw:name="Kształt 11" draw:style-name="gr2" draw:text-style-name="P6" svg:width="3.112cm" svg:height="1.038cm" svg:x="1.542cm" svg:y="11.458cm"><text:p text:style-name="P5"><text:span text:style-name="T3">update</text:span> display</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1" draw:name="Linia pionowa 6" draw:style-name="gr3" draw:text-style-name="P4" svg:x1="3.087cm" svg:y1="10.495cm" svg:x2="3.108cm" svg:y2="11.458cm"><text:p/></draw:line><draw:custom-shape text:anchor-type="paragraph" draw:z-index="22" draw:name="Kształt 12" draw:style-name="gr4" draw:text-style-name="P5" svg:width="0.715cm" svg:height="0.742cm" svg:x="4.494cm" svg:y="10.283cm"><text:p/><draw:enhanced-geometry svg:viewBox="0 0 21600 21600" draw:mirror-vertical="true" draw:text-areas="0 0 21600 21600" draw:type="circular-arrow" draw:modifiers="-174.464763195784 91.6473535199003 108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23" draw:name="Kształt 14" draw:style-name="gr2" draw:text-style-name="P6" svg:width="3.112cm" svg:height="1.038cm" svg:x="6.542cm" svg:y="3.457cm"><text:p text:style-name="P5">phase tempo </text:p><text:p text:style-name="P5">chang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4" draw:name="Linia 4" draw:style-name="gr1" draw:text-style-name="P4" svg:x1="13.064cm" svg:y1="6.156cm" svg:x2="10.074cm" svg:y2="4.156cm"><text:p/></draw:line><draw:custom-shape text:anchor-type="paragraph" draw:z-index="25" draw:name="Kształt 15" draw:style-name="gr2" draw:text-style-name="P6" svg:width="3.112cm" svg:height="1.038cm" svg:x="8.543cm" svg:y="9.458cm"><text:p text:style-name="P5">animation style </text:p><text:p text:style-name="P5">chang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6" draw:name="Linia 5" draw:style-name="gr1" draw:text-style-name="P4" svg:x1="12.614cm" svg:y1="7.833cm" svg:x2="11.132cm" svg:y2="9.368cm"><text:p/></draw:line><draw:line text:anchor-type="paragraph" draw:z-index="27" draw:name="Linia pozioma 3" draw:style-name="gr3" draw:text-style-name="P4" svg:x1="8.542cm" svg:y1="9.977cm" svg:x2="4.653cm" svg:y2="9.966cm"><text:p/></draw:line><draw:custom-shape text:anchor-type="paragraph" draw:z-index="28" draw:name="Kształt 13" draw:style-name="gr2" draw:text-style-name="P6" svg:width="3.112cm" svg:height="1.038cm" svg:x="6.542cm" svg:y="11.458cm"><text:p text:style-name="P5">new fram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9" draw:name="Linia 6" draw:style-name="gr1" draw:text-style-name="P4" svg:x1="5.179cm" svg:y1="10.162cm" svg:x2="6.542cm" svg:y2="11.458cm"><text:p/></draw:line><draw:line text:anchor-type="paragraph" draw:z-index="30" draw:name="Linia 7" draw:style-name="gr1" draw:text-style-name="P4" svg:x1="8.115cm" svg:y1="11.458cm" svg:x2="8.089cm" svg:y2="8.495cm"><text:p/></draw:line>Animation logic state if an animation is running (what animation? != None ) and timer == 0 enqueues both Update Display and itself</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Mangal" style:font-family-complex="Mangal"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5-20T14:57:35.798000000</meta:creation-date>
    <dc:date>2024-05-21T00:10:26.698000000</dc:date>
    <meta:editing-duration>PT18M53S</meta:editing-duration>
    <meta:editing-cycles>5</meta:editing-cycles>
    <meta:generator>LibreOffice/7.3.1.3$Windows_X86_64 LibreOffice_project/a69ca51ded25f3eefd52d7bf9a5fad8c90b87951</meta:generator>
    <meta:document-statistic meta:table-count="0" meta:image-count="0" meta:object-count="0" meta:page-count="1" meta:paragraph-count="4" meta:word-count="63" meta:character-count="379" meta:non-whitespace-character-count="319"/>
  </office:meta>
</office:document-meta>
</file>